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weight="normal" officeooo:rsid="0018dcef" style:font-weight-asian="normal" style:font-weight-complex="normal"/>
    </style:style>
    <style:style style:name="P2" style:family="paragraph" style:parent-style-name="Heading_20_3">
      <style:paragraph-properties fo:text-align="justify" style:justify-single-word="false"/>
      <style:text-properties style:font-name="Liberation Sans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  <style:text-properties officeooo:paragraph-rsid="0019ff5e"/>
    </style:style>
    <style:style style:name="P5" style:family="paragraph" style:parent-style-name="Standard">
      <style:paragraph-properties fo:text-align="justify" style:justify-single-word="false"/>
      <style:text-properties officeooo:rsid="0018dcef" officeooo:paragraph-rsid="0018dcef"/>
    </style:style>
    <style:style style:name="P6" style:family="paragraph" style:parent-style-name="Text_20_body">
      <style:paragraph-properties fo:text-align="justify" style:justify-single-word="false"/>
      <style:text-properties officeooo:paragraph-rsid="0019ff5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T1" style:family="text">
      <style:text-properties fo:font-variant="normal" fo:text-transform="none" fo:color="#001d35" loext:opacity="100%" fo:font-size="12pt" fo:letter-spacing="normal" fo:font-style="normal" fo:font-weight="normal"/>
    </style:style>
    <style:style style:name="T2" style:family="text">
      <style:text-properties fo:font-variant="normal" fo:text-transform="none" fo:color="#001d35" loext:opacity="100%" fo:font-size="12pt" fo:letter-spacing="normal" fo:font-style="normal" fo:font-weight="normal" officeooo:rsid="0018dcef"/>
    </style:style>
    <style:style style:name="T3" style:family="text">
      <style:text-properties fo:font-variant="normal" fo:text-transform="none" fo:color="#001d35" loext:opacity="100%" fo:font-size="12pt" fo:letter-spacing="normal" fo:font-style="normal" fo:font-weight="normal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1d35" loext:opacity="100%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1d35" loext:opacity="100%" fo:font-size="12pt" fo:letter-spacing="normal" fo:font-style="normal" fo:font-weight="normal" officeooo:rsid="0018dcef" style:font-weight-asian="normal" style:font-weight-complex="normal"/>
    </style:style>
    <style:style style:name="T6" style:family="text">
      <style:text-properties fo:font-variant="normal" fo:text-transform="none" fo:color="#001d35" loext:opacity="100%" style:font-name="Liberation Sans" fo:font-size="12pt" fo:letter-spacing="normal" fo:font-style="normal" fo:font-weight="normal" officeooo:rsid="0018dcef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001d35" loext:opacity="100%" style:font-name="Liberation Sans" fo:font-size="12pt" fo:letter-spacing="normal" fo:font-style="normal" fo:font-weight="normal" officeooo:rsid="0019ff5e" style:font-size-asian="10.5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dcef" style:font-weight-asian="normal" style:font-weight-complex="normal"/>
    </style:style>
    <style:style style:name="T10" style:family="text">
      <style:text-properties fo:font-size="12pt" fo:font-weight="normal" officeooo:rsid="0018dcef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9ff5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font-weight="normal" officeooo:rsid="0019ff5e" style:font-weight-asian="normal" style:font-weight-complex="normal"/>
    </style:style>
    <style:style style:name="T15" style:family="text">
      <style:text-properties style:font-name="Liberation Sans" fo:font-size="12pt" fo:font-weight="normal" officeooo:rsid="0018dcef" style:font-size-asian="10.5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9ff5e" style:font-size-asian="10.5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9ff5e" style:font-size-asian="12pt" style:font-weight-asian="normal" style:font-size-complex="12pt" style:font-weight-complex="normal"/>
    </style:style>
    <style:style style:name="T18" style:family="text">
      <style:text-properties style:font-name="Liberation Sans" officeooo:rsid="0019ff5e"/>
    </style:style>
    <style:style style:name="T19" style:family="text">
      <style:text-properties officeooo:rsid="0019ff5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8dcef" style:font-weight-asian="bold" style:font-weight-complex="bold"/>
    </style:style>
    <style:style style:name="T22" style:family="text">
      <style:text-properties fo:font-style="italic" fo:font-weight="normal" officeooo:rsid="0018dce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officeooo:rsid="0018dcef" style:font-style-asian="italic" style:font-weight-asian="bold" style:font-style-complex="italic" style:font-weight-complex="bold"/>
    </style:style>
    <style:style style:name="T24" style:family="text">
      <style:text-properties fo:font-style="normal" fo:font-weight="normal" officeooo:rsid="0018dce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18dcef" style:font-style-asian="normal" style:font-weight-asian="bold" style:font-style-complex="normal" style:font-weight-complex="bold"/>
    </style:style>
    <style:style style:name="T26" style:family="text">
      <style:text-properties fo:font-size="14pt" fo:font-style="normal" fo:font-weight="bold" officeooo:rsid="0018dcef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weight="bold" officeooo:rsid="0018dce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. Indagación </text:h>
      <text:p text:style-name="P8"><text:span text:style-name="T9"/></text:p>
      <text:p text:style-name="P7"><text:span text:style-name="T26">Definiciones sobre qué es un ERP:</text:span><text:span text:style-name="T9"> </text:span></text:p>
      <text:p text:style-name="P7"><text:span text:style-name="T9">Davenport (1998): Se trata de un paquete de software ya hecho que junta y une los datos de las operaciones y los procesos de la empresa en toda la organización. </text:span></text:p>
      <text:p text:style-name="P7"><text:span text:style-name="T9">Holland y Light (1999): Es un sistema de software que une todo, metiendo en el mismo sitio y unificando todos los procesos e información de una empresa en una sola base de datos. Incluye áreas diferentes para hacer más fácil tomar decisiones y mejorar cómo funciona la empresa. </text:span></text:p>
      <text:p text:style-name="P7"><text:span text:style-name="T9">Esteves y Pastor (1999): Usando partes para diferentes áreas, como las ventas, para lograr que todo esté conectado horizontalmente mediante la información que manejan los procesos de la empresa. </text:span></text:p>
      <text:p text:style-name="P7"><text:span text:style-name="T9">Kumar y Hillengersberg (2000): Un paquete de software ya hecho que hace posible juntar los datos de las operaciones y los procesos de la empresa en toda la organización. Los ERP reúnen la información de varios departamentos para dar una idea completa y mejorar la gestión de la empresa. </text:span></text:p>
      <text:p text:style-name="P7"><text:span text:style-name="T9">Shanks y Seddon (2000): Es una solución de software completa que une los procesos de una organización al juntar la información y hacer que los datos fluyan y se compartan entre los distintos departamentos. </text:span></text:p>
      <text:p text:style-name="P7"><text:span text:style-name="T9">Laudon y Laudon (2000): Un paquete de software ya hecho que junta los datos de las operaciones y los procesos de la empresa en toda la organización, dando un solo sitio para encontrar información y una idea unificada de cómo funciona la empresa. </text:span></text:p>
      <text:p text:style-name="P7"><text:span text:style-name="T9">Orton y Marlane (2004): Es un sistema de gestión que junta todo para que una organización pueda planear y tener control de todos sus recursos y procesos de la empresa de una manera unificada y al mismo tiempo. </text:span></text:p>
      <text:p text:style-name="P7"><text:span text:style-name="T9">McGaughey y Gunasekaren (2009): Describen un sistema de información que une los procesos de la empresa para crear valor y bajar los gastos, haciendo que la información correcta esté al alcance de las personas adecuadas en el momento justo. </text:span></text:p>
      <text:p text:style-name="P7"><text:span text:style-name="T27">Comparación:</text:span><text:span text:style-name="T9"> </text:span></text:p>
      <text:p text:style-name="P7"><text:span text:style-name="T9">Desde una idea centrada en juntar y unir los datos más importantes (Davenport, Holland y Light), pasando por meter partes y una unión más horizontal (Esteves y Pastor), hasta juntar todo en una idea unificada y con un flujo de información compartido (Kumar y Hillengersberg, Shanks y Seddon, Laudon y Laudon). Después, se le da importancia al control en tiempo real y a la gestión que junta todo (Orton y Marlane) y, por último, se añade lo de crear valor, bajar los gastos y dar soporte estratégico (McGaughey y Gunasekaren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0:31:47.067452850</meta:creation-date>
    <dc:date>2025-10-01T11:37:27.869806237</dc:date>
    <meta:editing-duration>PT29M5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410" meta:character-count="2420" meta:non-whitespace-character-count="2011"/>
  </office:meta>
</office:document-meta>
</file>